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Configuration Cheat Sheet</text:p>
      <text:p text:style-name="Text_20_body"><text:span text:style-name="Emphasis">updated 8-12-2021</text:span></text:p>
      <text:p text:style-name="Text_20_body">This lecture note is not intended to be a replacement for the videos, but to serve as a cheat sheet for students who want to quickly run thru the AWS configuration steps or easily see if they missed a step. It will also help navigate through the changes to the AWS UI since the course was recorded.</text:p>
      <text:p text:style-name="Text_20_body"><text:span text:style-name="Strong_20_Emphasis">Docker Compose config Update</text:span></text:p>
      <text:p text:style-name="Text_20_body">Make sure to follow the steps in the earlier lecture note to rename your development docker compose file and create a new production compose file:</text:p>
      <text:p text:style-name="Text_20_body"><text:a xlink:type="simple" xlink:href="https://www.udemy.com/course/docker-and-kubernetes-the-complete-guide/learn/lecture/27975358" office:target-frame-name="_blank" xlink:show="new" text:style-name="Internet_20_link" text:visited-style-name="Visited_20_Internet_20_Link">https://www.udemy.com/course/docker-and-kubernetes-the-complete-guide/learn/lecture/27975358</text:a></text:p>
      <text:p text:style-name="Text_20_body"><text:span text:style-name="Strong_20_Emphasis">Initial Setup</text:span></text:p>
      <text:p text:style-name="Text_20_body">1. Go to AWS Management Console</text:p>
      <text:p text:style-name="Text_20_body">2. Search for Elastic Beanstalk in "Find Services"</text:p>
      <text:p text:style-name="Text_20_body">3. Click the "Create Application" button</text:p>
      <text:p text:style-name="Text_20_body">4. Enter "docker" for the Application Name</text:p>
      <text:p text:style-name="Text_20_body">5. Scroll down to "Platform" and select "Docker" from the dropdown list.</text:p>
      <text:p text:style-name="Text_20_body">6. Change "Platform Branch" to <text:span text:style-name="Strong_20_Emphasis">Docker running on 64bit Amazon Linux 2</text:span></text:p>
      <text:p text:style-name="Text_20_body">7. Click "Create Application"</text:p>
      <text:p text:style-name="Text_20_body">8. You should see a green checkmark after some time.</text:p>
      <text:p text:style-name="Text_20_body">9. Click the link above the checkmark for your application. This should open the application in your browser and display a Congratulations message.</text:p>
      <text:p text:style-name="Text_20_body"><text:span text:style-name="Strong_20_Emphasis">Change from Micro to Small instance type:</text:span></text:p>
      <text:p text:style-name="Text_20_body"><text:span text:style-name="Emphasis">Note that a t2.small is outside of the free tier. t2 micro has been known to timeout and fail during the build process on the old platform. However, </text:span><text:span text:style-name="Strong_20_Emphasis"><text:span text:style-name="Emphasis">this may not be an issue on the new Docker running on 64bit Amazon Linux 2 platform. So, these steps may no longer be necessary.</text:span></text:span></text:p>
      <text:p text:style-name="Text_20_body">1. In the left sidebar under Docker-env click "Configuration"</text:p>
      <text:p text:style-name="Text_20_body">2. Find "Capacity" and click "Edit"</text:p>
      <text:p text:style-name="Text_20_body">3. Scroll down to find the "Instance Type" and change from <text:span text:style-name="Emphasis">t2.micro</text:span> to <text:span text:style-name="Emphasis">t2.small</text:span></text:p>
      <text:p text:style-name="Text_20_body">4. Click "Apply"</text:p>
      <text:p text:style-name="Text_20_body">5. The message might say "No Data" or "Severe" in Health Overview before changing to "Ok"</text:p>
      <text:p text:style-name="Text_20_body"><text:span text:style-name="Strong_20_Emphasis">Add AWS configuration details to .travis.yml file's deploy script</text:span></text:p>
      <text:p text:style-name="Text_20_body">1. Set the <text:span text:style-name="Emphasis">region</text:span>. The region code can be found by clicking the region in the toolbar next to your username.</text:p>
      <text:p text:style-name="Text_20_body">eg: 'us-east-1'</text:p>
      <text:p text:style-name="Text_20_body">2. <text:span text:style-name="Emphasis">app</text:span> should be set to the Application Name (Step #4 in the Initial Setup above)</text:p>
      <text:p text:style-name="Text_20_body"><text:soft-page-break/>eg: 'docker'</text:p>
      <text:p text:style-name="Text_20_body">3. <text:span text:style-name="Emphasis">env</text:span> should be set to the lower case of your Beanstalk Environment name.</text:p>
      <text:p text:style-name="Text_20_body">eg: 'docker-env'</text:p>
      <text:p text:style-name="Text_20_body">4. Set the <text:span text:style-name="Emphasis">bucket_name</text:span>. This can be found by searching for the S3 Storage service. Click the link for the elasticbeanstalk bucket that matches your region code and copy the name.</text:p>
      <text:p text:style-name="Text_20_body">eg: 'elasticbeanstalk-us-east-1-923445599289'</text:p>
      <text:p text:style-name="Text_20_body">5. Set the <text:span text:style-name="Emphasis">bucket_path</text:span> to 'docker'</text:p>
      <text:p text:style-name="Text_20_body">6. Set <text:span text:style-name="Emphasis">access_key_id</text:span> to $AWS_ACCESS_KEY</text:p>
      <text:p text:style-name="Text_20_body">7. Set <text:span text:style-name="Emphasis">secret_access_key</text:span> to $AWS_SECRET_KEY</text:p>
      <text:p text:style-name="Text_20_body"><text:span text:style-name="Strong_20_Emphasis">Create an IAM User</text:span></text:p>
      <text:p text:style-name="Text_20_body">1. Search for the "IAM Security, Identity &amp; Compliance Service"</text:p>
      <text:p text:style-name="Text_20_body">2. Click "Create Individual IAM Users" and click "Manage Users"</text:p>
      <text:p text:style-name="Text_20_body">3. Click "Add User"</text:p>
      <text:p text:style-name="Text_20_body">4. Enter any name you’d like in the "User Name" field.</text:p>
      <text:p text:style-name="Text_20_body">eg: docker-react-travis-ci</text:p>
      <text:p text:style-name="Text_20_body">5. Tick the "Programmatic Access" checkbox</text:p>
      <text:p text:style-name="Text_20_body">6. Click "Next:Permissions"</text:p>
      <text:p text:style-name="Text_20_body">7. Click "Attach Existing Policies Directly"</text:p>
      <text:p text:style-name="Text_20_body">8. Search for "beanstalk"</text:p>
      <text:p text:style-name="Text_20_body">9. Tick the box next to "AdministratorAccess-AWSElasticBeanstalk"</text:p>
      <text:p text:style-name="Text_20_body">10. Click "Next:Tags"</text:p>
      <text:p text:style-name="Text_20_body">11. Click "Next:Review"</text:p>
      <text:p text:style-name="Text_20_body">12. Click "Create user"</text:p>
      <text:p text:style-name="Text_20_body">13. Copy and / or download the <text:span text:style-name="Emphasis">Access Key ID</text:span> and <text:span text:style-name="Emphasis">Secret Access Key</text:span> to use in the Travis Variable Setup.</text:p>
      <text:p text:style-name="Text_20_body"><text:span text:style-name="Strong_20_Emphasis">Travis Variable Setup</text:span></text:p>
      <text:p text:style-name="Text_20_body">1. Go to your Travis Dashboard and find the project repository for the application we are working on.</text:p>
      <text:p text:style-name="Text_20_body">2. On the repository page, click "More Options" and then "Settings"</text:p>
      <text:p text:style-name="Text_20_body">3. Create an <text:span text:style-name="Emphasis">AWS_ACCESS_KEY</text:span> variable and paste your IAM access key from step #13 above.</text:p>
      <text:p text:style-name="Text_20_body">4. Create an <text:span text:style-name="Emphasis">AWS_SECRET_KEY</text:span> variable and paste your IAM secret key from step #13 above.</text:p>
      <text:p text:style-name="Text_20_body"><text:span text:style-name="Strong_20_Emphasis">Deploying App</text:span></text:p>
      <text:p text:style-name="Text_20_body">1. Make a small change to your src/App.js file in the greeting text.</text:p>
      <text:p text:style-name="Text_20_body"><text:soft-page-break/>2. In the project root, in your terminal run:</text:p>
      <text:p text:style-name="P1">git add.git commit -m “testing deployment"git push origin main</text:p>
      <text:p text:style-name="Text_20_body">3. Go to your Travis Dashboard and check the status of your build.</text:p>
      <text:p text:style-name="Text_20_body">4. The status should eventually return with a green checkmark and show "build passing"</text:p>
      <text:p text:style-name="Text_20_body">5. Go to your AWS Elasticbeanstalk application</text:p>
      <text:p text:style-name="Text_20_body">6. It should say "Elastic Beanstalk is updating your environment"</text:p>
      <text:p text:style-name="Text_20_body">7. It should eventually show a green checkmark under "Health". You will now be able to access your application at the external URL provided under the environment nam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00:58:40.391335768</meta:creation-date>
    <dc:date>2021-09-25T00:59:36.005644444</dc:date>
    <meta:editing-duration>PT56S</meta:editing-duration>
    <meta:editing-cycles>1</meta:editing-cycles>
    <meta:document-statistic meta:table-count="0" meta:image-count="0" meta:object-count="0" meta:page-count="3" meta:paragraph-count="64" meta:word-count="671" meta:character-count="4060" meta:non-whitespace-character-count="3453"/>
    <meta:generator>LibreOffice/6.4.7.2$Linux_X86_64 LibreOffice_project/40$Build-2</meta:generator>
  </office:meta>
</office:document-meta>
</file>